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7.84cm"/>
    </style:style>
    <style:style style:name="co5" style:family="table-column">
      <style:table-column-properties fo:break-before="auto" style:column-width="1.704cm"/>
    </style:style>
    <style:style style:name="co6" style:family="table-column">
      <style:table-column-properties fo:break-before="auto" style:column-width="5.032cm"/>
    </style:style>
    <style:style style:name="co7" style:family="table-column">
      <style:table-column-properties fo:break-before="auto" style:column-width="1.7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0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2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27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29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C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name-asian="Trebuchet MS1" style:font-size-asian="10pt" style:font-style-asian="normal" style:font-weight-asian="normal" style:font-name-complex="Trebuchet MS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6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 style:parent-style-name="Note">
      <style:graphic-properties draw:stroke="solid" svg:stroke-width="0.026cm" svg:stroke-color="#000000" draw:marker-start="Fin_20_de_20_línea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98cm" fo:min-width="12.368cm" fo:padding-top="0.056cm" fo:padding-bottom="0.056cm" fo:padding-left="0.056cm" fo:padding-right="0.056cm" fo:wrap-option="wrap" draw:shadow-offset-x="0.1cm" draw:shadow-offset-y="0.1cm" draw:shadow-color="#000000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C41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14" office:value-type="string" calcext:value-type="string">
            <text:p>Estado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Ok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7" office:value-type="string" calcext:value-type="string">
            <text:p>Fail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7" office:value-type="string" calcext:value-type="string">
            <text:p>N/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27"/>
          <table:table-cell table:number-columns-repeated="61"/>
        </table:table-row>
        <table:table-row table:style-name="ro1">
          <table:table-cell table:number-columns-repeated="2"/>
          <table:table-cell table:style-name="ce29"/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diciones y Resultados" table:style-name="ta2" table:print-ranges="'Condiciones y Resultados'.A1:'Condiciones y Resultados'.D1048576">
        <office:forms form:automatic-focus="false" form:apply-design-mode="false"/>
        <table:table-column table:style-name="co3" table:default-cell-style-name="ce15"/>
        <table:table-column table:style-name="co4" table:default-cell-style-name="ce28"/>
        <table:table-column table:style-name="co5" table:default-cell-style-name="ce42"/>
        <table:table-column table:style-name="co6" table:default-cell-style-name="ce44"/>
        <table:table-column table:style-name="co7" table:number-columns-repeated="247" table:default-cell-style-name="ce44"/>
        <table:table-column table:style-name="co7" table:number-columns-repeated="770" table:default-cell-style-name="Default"/>
        <table:table-row table:style-name="ro2">
          <table:table-cell table:style-name="ce33" office:value-type="string" calcext:value-type="string" table:number-columns-spanned="4" table:number-rows-spanned="1">
            <text:p>Revisión de Código</text:p>
          </table:table-cell>
          <table:covered-table-cell table:number-columns-repeated="3" table:style-name="ce33"/>
          <table:table-cell table:number-columns-repeated="1017"/>
        </table:table-row>
        <table:table-header-rows>
          <table:table-row table:style-name="ro1">
            <table:table-cell table:style-name="ce6"/>
            <table:table-cell table:style-name="ce17"/>
            <table:table-cell table:style-name="ce39"/>
            <table:table-cell table:style-name="ce19" table:number-columns-repeated="1015"/>
            <table:table-cell table:number-columns-repeated="3"/>
          </table:table-row>
          <table:table-row table:style-name="ro1" table:number-rows-repeated="2">
            <table:table-cell table:style-name="ce7"/>
            <table:table-cell table:style-name="ce18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1" office:value-type="string" calcext:value-type="string" table:number-columns-spanned="2" table:number-rows-spanned="1">
              <text:p>Profesor</text:p>
            </table:table-cell>
            <table:covered-table-cell table:style-name="ce71"/>
            <table:table-cell table:style-name="ce19" table:number-columns-repeated="1016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67" office:value-type="string" calcext:value-type="string" table:number-columns-spanned="2" table:number-rows-spanned="1">
              <text:p>UD5. .NET MAUI</text:p>
            </table:table-cell>
            <table:covered-table-cell table:style-name="ce74"/>
            <table:table-cell table:style-name="ce19" table:number-columns-repeated="1016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.868cm" svg:height="1.958cm" svg:x="6.942cm" svg:y="3.226cm" draw:caption-point-x="4.577cm" draw:caption-point-y="0.301c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67" office:value-type="string" calcext:value-type="string" table:number-columns-spanned="2" table:number-rows-spanned="1">
                <text:p>UD5T1</text:p>
              </table:table-cell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74" table:number-columns-spanned="2" table:number-rows-spanned="1"/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74" office:value-type="string" calcext:value-type="string" table:number-columns-spanned="2" table:number-rows-spanned="1">
                <text:p>Profesor</text:p>
              </table:table-cell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74" office:value-type="string" calcext:value-type="string" table:number-columns-spanned="2" table:number-rows-spanned="1">
                <text:p>[Tu nombre]</text:p>
              </table:table-cell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74" office:value-type="string" calcext:value-type="string" table:number-columns-spanned="2" table:number-rows-spanned="1">
                <text:p>[Tu nombre]</text:p>
              </table:table-cell>
              <table:covered-table-cell table:style-name="ce74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75" table:number-columns-spanned="2" table:number-rows-spanned="1"/>
              <table:covered-table-cell table:style-name="ce75"/>
              <table:table-cell table:style-name="ce19" table:number-columns-repeated="1016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19" table:number-columns-repeated="1016"/>
            <table:table-cell table:number-columns-repeated="3"/>
          </table:table-row>
          <table:table-row table:style-name="ro3">
            <table:table-cell table:style-name="ce9"/>
            <table:table-cell table:style-name="ce21"/>
            <table:table-cell table:style-name="ce40"/>
            <table:table-cell table:style-name="ce43"/>
            <table:table-cell table:style-name="ce45" table:number-columns-repeated="1014"/>
            <table:table-cell table:number-columns-repeated="3"/>
          </table:table-row>
        </table:table-header-rows>
        <table:table-row table:style-name="ro1">
          <table:table-cell table:style-name="ce38"/>
          <table:table-cell table:style-name="ce58" table:number-columns-repeated="3"/>
          <table:table-cell table:style-name="ce22" table:number-columns-repeated="1014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3" office:value-type="string" calcext:value-type="string">
            <text:p>1. General</text:p>
          </table:table-cell>
          <table:table-cell table:style-name="ce80"/>
          <table:table-cell table:style-name="ce22" table:number-columns-repeated="1014"/>
          <table:table-cell table:number-columns-repeated="3"/>
        </table:table-row>
        <table:table-row-group>
          <table:table-row table:style-name="ro1">
            <table:table-cell table:style-name="ce12" office:value-type="string" calcext:value-type="string">
              <text:p>ID</text:p>
            </table:table-cell>
            <table:table-cell table:style-name="ce24" office:value-type="string" calcext:value-type="string">
              <text:p>Descripción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</table:table-cell>
            <table:table-cell table:style-name="ce46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1.1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0"/>
          <table:table-cell table:style-name="ce22" table:number-columns-repeated="1017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3" office:value-type="string" calcext:value-type="string">
            <text:p>2. .NET</text:p>
          </table:table-cell>
          <table:table-cell table:style-name="ce80"/>
          <table:table-cell table:style-name="ce22" table:number-columns-repeated="1014"/>
          <table:table-cell table:number-columns-repeated="3"/>
        </table:table-row>
        <table:table-row-group>
          <table:table-row table:style-name="ro1">
            <table:table-cell table:style-name="ce12" office:value-type="string" calcext:value-type="string">
              <text:p>ID</text:p>
            </table:table-cell>
            <table:table-cell table:style-name="ce24" office:value-type="string" calcext:value-type="string">
              <text:p>Descripción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</table:table-cell>
            <table:table-cell table:style-name="ce46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2.1</text:p>
            </table:table-cell>
            <table:table-cell table:style-name="ce25" office:value-type="string" calcext:value-type="string">
              <text:p>El código .net no contiene ningún tipo de "Hardcode".</text:p>
            </table:table-cell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2</text:p>
            </table:table-cell>
            <table:table-cell table:style-name="ce25" office:value-type="string" calcext:value-type="string">
              <text:p>El nivel, cantidad y consistencia de comentarios con respecto al código .net es adecuado y sigue los estándares establecidos.</text:p>
            </table:table-cell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2.3</text:p>
            </table:table-cell>
            <table:table-cell table:style-name="ce25" office:value-type="string" calcext:value-type="string">
              <text:p>La declaración y nomenclatura de las clases .net sigue los estándares establecidos.</text:p>
            </table:table-cell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4</text:p>
            </table:table-cell>
            <table:table-cell table:style-name="ce25" office:value-type="string" calcext:value-type="string">
              <text:p>La declaración y nomenclatura de los métodos .net <text:s/>sigue los estándares establecidos (Pascal Case).</text:p>
            </table:table-cell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5</text:p>
            </table:table-cell>
            <table:table-cell table:style-name="ce25" office:value-type="string" calcext:value-type="string">
              <text:p>La declaración y nomenclatura de las propiedades .net sigue los estándares establecidos.</text:p>
            </table:table-cell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2.6</text:p>
            </table:table-cell>
            <table:table-cell table:style-name="ce25" office:value-type="string" calcext:value-type="string">
              <text:p>La declaración y nomenclatura de las variables .net sigue los estándares establecidos.</text:p>
            </table:table-cell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2.7</text:p>
            </table:table-cell>
            <table:table-cell table:style-name="ce26" office:value-type="string" calcext:value-type="string">
              <text:p>Todas las cabeceras de los métodos están comentadas.</text:p>
            </table:table-cell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8</text:p>
            </table:table-cell>
            <table:table-cell table:style-name="ce26" office:value-type="string" calcext:value-type="string">
              <text:p>Se utiliza // para comentarios de una sola línea. Espacio en blanco detrás de las barras. No terminar los comentarios con punto</text:p>
            </table:table-cell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9</text:p>
            </table:table-cell>
            <table:table-cell table:style-name="ce26" office:value-type="string" calcext:value-type="string">
              <text:p>Se utiliza /// para comentarios de documentación. Espacio en blanco detrás de las barras. Puntos al final de los comentarios.</text:p>
            </table:table-cell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2.10</text:p>
            </table:table-cell>
            <table:table-cell table:style-name="ce26" office:value-type="string" calcext:value-type="string">
              <text:p>No se usa /* … */ para comentarios</text:p>
            </table:table-cell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2.11</text:p>
            </table:table-cell>
            <table:table-cell table:style-name="ce26" office:value-type="string" calcext:value-type="string">
              <text:p>No hay líneas huérfanas.</text:p>
            </table:table-cell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3"/>
            <table:table-cell table:style-name="ce26" office:value-type="string" calcext:value-type="string">
              <text:p>…</text:p>
            </table:table-cell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range table:name="Excel_BuiltIn_Print_Area" table:base-cell-address="$Aux.$A$1" table:cell-range-address="$'Condiciones y Resultados'.$A:.$D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C18:'Condiciones y Resultados'.C18 'Condiciones y Resultados'.C22:'Condiciones y Resultados'.C33">
            <calcext:condition calcext:apply-style-name="Excel_CondFormat_2_1_1" calcext:value="formula-is(#REF!=&quot;Fail&quot;)" calcext:base-cell-address="'Condiciones y Resultados'.C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D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pta</number:text>
    </number:number-style>
    <number:number-style style:name="N14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pta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pta</number:text>
    </number:number-style>
    <number:number-style style:name="N145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pta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0P2" style:volatile="true">
      <number:text> </number:text>
      <number:fill-character> </number:fill-character>
      <number:text>- pta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4P2" style:volatile="true">
      <number:text> </number:text>
      <number:fill-character> </number:fill-character>
      <number:text>-  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64P0" style:volatile="true">
      <number:day number:style="long"/>
      <number:text>/</number:text>
      <number:month number:style="long"/>
      <number:text>/</number:text>
      <number:year/>
    </number:date-style>
    <number:text-style style:name="N164">
      <number:text-content/>
      <style:map style:condition="value()&lt;=1.7976931348623157E+308" style:apply-style-name="N164P0"/>
    </number:text-style>
    <number:time-style style:name="N165P0" style:volatile="true">
      <number:hours number:style="long"/>
      <number:text>:</number:text>
      <number:minutes number:style="long"/>
    </number:time-style>
    <number:text-style style:name="N165">
      <number:text-content/>
      <style:map style:condition="value()&lt;=1.7976931348623157E+308" style:apply-style-name="N165P0"/>
    </number:text-style>
    <number:date-style style:name="N16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cm" fo:margin-left="1cm" fo:margin-right="1cm" style:first-page-number="continue" style:scale-to-X="1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6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19:54:53.3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x" style:display-name="PageStyle_A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header-first style:display="false"/>
      <style:footer style:display="false"/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ondiciones de Prueba y Resultados Esperados</dc:title>
    <meta:initial-creator>Coritel</meta:initial-creator>
    <meta:creation-date>2000-12-11T12:36:19</meta:creation-date>
    <dc:date>2024-01-13T19:55:07.829000000</dc:date>
    <meta:print-date>2005-02-01T17:30:33</meta:print-date>
    <meta:editing-duration>PT1H59M46S</meta:editing-duration>
    <meta:editing-cycles>20</meta:editing-cycles>
    <meta:generator>LibreOffice/7.6.2.1$Windows_X86_64 LibreOffice_project/56f7684011345957bbf33a7ee678afaf4d2ba333</meta:generator>
    <meta:document-statistic meta:table-count="2" meta:cell-count="53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 meta:value-type="string"/>
    <meta:user-defined meta:name="_AuthorEmailDisplayName" meta:value-type="string"/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